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76.713"/>
          <table:table-cell office:value-type="float" office:value="376.199"/>
          <table:table-cell office:value-type="float" office:value="367.53"/>
          <table:table-cell office:value-type="float" office:value="0.0"/>
          <table:table-cell office:value-type="float" office:value="0.0"/>
          <table:table-cell office:value-type="float" office:value="1277.0"/>
          <table:table-cell office:value-type="float" office:value="560628.0"/>
          <table:table-cell office:value-type="float" office:value="3806259.0"/>
          <table:table-cell office:value-type="float" office:value="773011.0"/>
          <table:table-cell office:value-type="float" office:value="2826175.0"/>
          <table:table-cell office:value-type="float" office:value="668020.0"/>
          <table:table-cell office:value-type="float" office:value="0.0"/>
          <table:table-cell office:value-type="float" office:value="0.0"/>
          <table:table-cell office:value-type="float" office:value="22.8377"/>
          <table:table-cell office:value-type="float" office:value="22.09"/>
          <table:table-cell office:value-type="float" office:value="13.65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5780.0"/>
          <table:table-cell office:value-type="float" office:value="225293.0"/>
          <table:table-cell office:value-type="float" office:value="773011.0"/>
          <table:table-cell office:value-type="float" office:value="2826175.0"/>
          <table:table-cell office:value-type="float" office:value="671196.0"/>
          <table:table-cell office:value-type="float" office:value="0.0"/>
          <table:table-cell office:value-type="float" office:value="0.0"/>
          <table:table-cell office:value-type="float" office:value="4.70378"/>
          <table:table-cell office:value-type="float" office:value="4.08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2.0"/>
          <table:table-cell office:value-type="float" office:value="3884.0"/>
          <table:table-cell office:value-type="float" office:value="494693.0"/>
          <table:table-cell office:value-type="float" office:value="1931217.0"/>
          <table:table-cell office:value-type="float" office:value="381652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08.278"/>
          <table:table-cell office:value-type="float" office:value="107.736"/>
          <table:table-cell office:value-type="float" office:value="99.05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123959.0"/>
          <table:table-cell office:value-type="float" office:value="1594451.0"/>
          <table:table-cell office:value-type="float" office:value="773011.0"/>
          <table:table-cell office:value-type="float" office:value="2826176.0"/>
          <table:table-cell office:value-type="float" office:value="671188.0"/>
          <table:table-cell office:value-type="float" office:value="0.0"/>
          <table:table-cell office:value-type="float" office:value="0.0"/>
          <table:table-cell office:value-type="float" office:value="28.2324"/>
          <table:table-cell office:value-type="float" office:value="27.449"/>
          <table:table-cell office:value-type="float" office:value="19.3"/>
          <table:table-cell office:value-type="float" office:value="1.0"/>
          <table:table-cell office:value-type="float" office:value="0.0"/>
          <table:table-cell office:value-type="float" office:value="40.0"/>
          <table:table-cell office:value-type="float" office:value="9673.0"/>
          <table:table-cell office:value-type="float" office:value="328393.0"/>
          <table:table-cell office:value-type="float" office:value="773011.0"/>
          <table:table-cell office:value-type="float" office:value="2826176.0"/>
          <table:table-cell office:value-type="float" office:value="671192.0"/>
          <table:table-cell office:value-type="float" office:value="0.0"/>
          <table:table-cell office:value-type="float" office:value="0.0"/>
          <table:table-cell office:value-type="float" office:value="5.18425"/>
          <table:table-cell office:value-type="float" office:value="4.592"/>
          <table:table-cell office:value-type="float" office:value="0.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7.0"/>
          <table:table-cell office:value-type="float" office:value="4278.0"/>
          <table:table-cell office:value-type="float" office:value="494693.0"/>
          <table:table-cell office:value-type="float" office:value="1931218.0"/>
          <table:table-cell office:value-type="float" office:value="381648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27.716"/>
          <table:table-cell office:value-type="float" office:value="127.164"/>
          <table:table-cell office:value-type="float" office:value="118.55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40990.0"/>
          <table:table-cell office:value-type="float" office:value="1800459.0"/>
          <table:table-cell office:value-type="float" office:value="773011.0"/>
          <table:table-cell office:value-type="float" office:value="2826175.0"/>
          <table:table-cell office:value-type="float" office:value="671192.0"/>
          <table:table-cell office:value-type="float" office:value="0.0"/>
          <table:table-cell office:value-type="float" office:value="0.0"/>
          <table:table-cell office:value-type="float" office:value="55.8438"/>
          <table:table-cell office:value-type="float" office:value="55.167"/>
          <table:table-cell office:value-type="float" office:value="46.69"/>
          <table:table-cell office:value-type="float" office:value="1.0"/>
          <table:table-cell office:value-type="float" office:value="0.0"/>
          <table:table-cell office:value-type="float" office:value="123.0"/>
          <table:table-cell office:value-type="float" office:value="32274.0"/>
          <table:table-cell office:value-type="float" office:value="819188.0"/>
          <table:table-cell office:value-type="float" office:value="773011.0"/>
          <table:table-cell office:value-type="float" office:value="2826175.0"/>
          <table:table-cell office:value-type="float" office:value="667896.0"/>
          <table:table-cell office:value-type="float" office:value="0.0"/>
          <table:table-cell office:value-type="float" office:value="0.0"/>
          <table:table-cell office:value-type="float" office:value="5.19471"/>
          <table:table-cell office:value-type="float" office:value="4.607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9.0"/>
          <table:table-cell office:value-type="float" office:value="3325.0"/>
          <table:table-cell office:value-type="float" office:value="494693.0"/>
          <table:table-cell office:value-type="float" office:value="1931217.0"/>
          <table:table-cell office:value-type="float" office:value="381640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76.026"/>
          <table:table-cell office:value-type="float" office:value="175.472"/>
          <table:table-cell office:value-type="float" office:value="167.05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188838.0"/>
          <table:table-cell office:value-type="float" office:value="2193181.0"/>
          <table:table-cell office:value-type="float" office:value="773011.0"/>
          <table:table-cell office:value-type="float" office:value="2826175.0"/>
          <table:table-cell office:value-type="float" office:value="671188.0"/>
          <table:table-cell office:value-type="float" office:value="0.0"/>
          <table:table-cell office:value-type="float" office:value="0.0"/>
          <table:table-cell office:value-type="float" office:value="635.826"/>
          <table:table-cell office:value-type="float" office:value="635.229"/>
          <table:table-cell office:value-type="float" office:value="626.97"/>
          <table:table-cell office:value-type="float" office:value="0.0"/>
          <table:table-cell office:value-type="float" office:value="0.0"/>
          <table:table-cell office:value-type="float" office:value="2428.0"/>
          <table:table-cell office:value-type="float" office:value="1181436.0"/>
          <table:table-cell office:value-type="float" office:value="5393968.0"/>
          <table:table-cell office:value-type="float" office:value="773011.0"/>
          <table:table-cell office:value-type="float" office:value="2826175.0"/>
          <table:table-cell office:value-type="float" office:value="671196.0"/>
          <table:table-cell office:value-type="float" office:value="0.0"/>
          <table:table-cell office:value-type="float" office:value="0.0"/>
          <table:table-cell office:value-type="float" office:value="5.48819"/>
          <table:table-cell office:value-type="float" office:value="4.812"/>
          <table:table-cell office:value-type="float" office:value="0.5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7.0"/>
          <table:table-cell office:value-type="float" office:value="4588.0"/>
          <table:table-cell office:value-type="float" office:value="494693.0"/>
          <table:table-cell office:value-type="float" office:value="1931217.0"/>
          <table:table-cell office:value-type="float" office:value="381640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81488.0"/>
          <table:table-cell office:value-type="float" office:value="0.0"/>
          <table:table-cell office:value-type="float" office:value="0.0"/>
          <table:table-cell office:value-type="float" office:value="27.4412"/>
          <table:table-cell office:value-type="float" office:value="26.778"/>
          <table:table-cell office:value-type="float" office:value="18.48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5345.0"/>
          <table:table-cell office:value-type="float" office:value="298210.0"/>
          <table:table-cell office:value-type="float" office:value="773011.0"/>
          <table:table-cell office:value-type="float" office:value="2826176.0"/>
          <table:table-cell office:value-type="float" office:value="669604.0"/>
          <table:table-cell office:value-type="float" office:value="0.0"/>
          <table:table-cell office:value-type="float" office:value="0.0"/>
          <table:table-cell office:value-type="float" office:value="15.7644"/>
          <table:table-cell office:value-type="float" office:value="15.171"/>
          <table:table-cell office:value-type="float" office:value="10.87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506.0"/>
          <table:table-cell office:value-type="float" office:value="106996.0"/>
          <table:table-cell office:value-type="float" office:value="494693.0"/>
          <table:table-cell office:value-type="float" office:value="1931218.0"/>
          <table:table-cell office:value-type="float" office:value="381640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70.117"/>
          <table:table-cell office:value-type="float" office:value="169.517"/>
          <table:table-cell office:value-type="float" office:value="160.32"/>
          <table:table-cell office:value-type="float" office:value="0.0"/>
          <table:table-cell office:value-type="float" office:value="0.0"/>
          <table:table-cell office:value-type="float" office:value="636.0"/>
          <table:table-cell office:value-type="float" office:value="246418.0"/>
          <table:table-cell office:value-type="float" office:value="2454794.0"/>
          <table:table-cell office:value-type="float" office:value="850101.0"/>
          <table:table-cell office:value-type="float" office:value="3132879.0"/>
          <table:table-cell office:value-type="float" office:value="700440.0"/>
          <table:table-cell office:value-type="float" office:value="0.0"/>
          <table:table-cell office:value-type="float" office:value="0.0"/>
          <table:table-cell office:value-type="float" office:value="121.567"/>
          <table:table-cell office:value-type="float" office:value="120.88"/>
          <table:table-cell office:value-type="float" office:value="111.9"/>
          <table:table-cell office:value-type="float" office:value="0.0"/>
          <table:table-cell office:value-type="float" office:value="0.0"/>
          <table:table-cell office:value-type="float" office:value="589.0"/>
          <table:table-cell office:value-type="float" office:value="219646.0"/>
          <table:table-cell office:value-type="float" office:value="988043.0"/>
          <table:table-cell office:value-type="float" office:value="850101.0"/>
          <table:table-cell office:value-type="float" office:value="3132879.0"/>
          <table:table-cell office:value-type="float" office:value="700572.0"/>
          <table:table-cell office:value-type="float" office:value="0.0"/>
          <table:table-cell office:value-type="float" office:value="0.0"/>
          <table:table-cell office:value-type="float" office:value="5.89864"/>
          <table:table-cell office:value-type="float" office:value="5.438"/>
          <table:table-cell office:value-type="float" office:value="0.5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7.0"/>
          <table:table-cell office:value-type="float" office:value="4998.0"/>
          <table:table-cell office:value-type="float" office:value="571735.0"/>
          <table:table-cell office:value-type="float" office:value="2237327.0"/>
          <table:table-cell office:value-type="float" office:value="416564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13.344"/>
          <table:table-cell office:value-type="float" office:value="112.708"/>
          <table:table-cell office:value-type="float" office:value="103.69"/>
          <table:table-cell office:value-type="float" office:value="0.0"/>
          <table:table-cell office:value-type="float" office:value="0.0"/>
          <table:table-cell office:value-type="float" office:value="379.0"/>
          <table:table-cell office:value-type="float" office:value="139585.0"/>
          <table:table-cell office:value-type="float" office:value="1680559.0"/>
          <table:table-cell office:value-type="float" office:value="850101.0"/>
          <table:table-cell office:value-type="float" office:value="3132879.0"/>
          <table:table-cell office:value-type="float" office:value="704168.0"/>
          <table:table-cell office:value-type="float" office:value="0.0"/>
          <table:table-cell office:value-type="float" office:value="0.0"/>
          <table:table-cell office:value-type="float" office:value="66.1769"/>
          <table:table-cell office:value-type="float" office:value="65.431"/>
          <table:table-cell office:value-type="float" office:value="56.85"/>
          <table:table-cell office:value-type="float" office:value="1.0"/>
          <table:table-cell office:value-type="float" office:value="0.0"/>
          <table:table-cell office:value-type="float" office:value="137.0"/>
          <table:table-cell office:value-type="float" office:value="50626.0"/>
          <table:table-cell office:value-type="float" office:value="1009342.0"/>
          <table:table-cell office:value-type="float" office:value="850101.0"/>
          <table:table-cell office:value-type="float" office:value="3132879.0"/>
          <table:table-cell office:value-type="float" office:value="703872.0"/>
          <table:table-cell office:value-type="float" office:value="0.0"/>
          <table:table-cell office:value-type="float" office:value="0.0"/>
          <table:table-cell office:value-type="float" office:value="5.90708"/>
          <table:table-cell office:value-type="float" office:value="5.263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2.0"/>
          <table:table-cell office:value-type="float" office:value="3229.0"/>
          <table:table-cell office:value-type="float" office:value="571735.0"/>
          <table:table-cell office:value-type="float" office:value="2237327.0"/>
          <table:table-cell office:value-type="float" office:value="415832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73.472"/>
          <table:table-cell office:value-type="float" office:value="172.786"/>
          <table:table-cell office:value-type="float" office:value="164.33"/>
          <table:table-cell office:value-type="float" office:value="0.0"/>
          <table:table-cell office:value-type="float" office:value="0.0"/>
          <table:table-cell office:value-type="float" office:value="523.0"/>
          <table:table-cell office:value-type="float" office:value="228561.0"/>
          <table:table-cell office:value-type="float" office:value="2418591.0"/>
          <table:table-cell office:value-type="float" office:value="850101.0"/>
          <table:table-cell office:value-type="float" office:value="3132880.0"/>
          <table:table-cell office:value-type="float" office:value="703740.0"/>
          <table:table-cell office:value-type="float" office:value="0.0"/>
          <table:table-cell office:value-type="float" office:value="0.0"/>
          <table:table-cell office:value-type="float" office:value="18.8791"/>
          <table:table-cell office:value-type="float" office:value="18.114"/>
          <table:table-cell office:value-type="float" office:value="9.43"/>
          <table:table-cell office:value-type="float" office:value="1.0"/>
          <table:table-cell office:value-type="float" office:value="0.0"/>
          <table:table-cell office:value-type="float" office:value="27.0"/>
          <table:table-cell office:value-type="float" office:value="5141.0"/>
          <table:table-cell office:value-type="float" office:value="150714.0"/>
          <table:table-cell office:value-type="float" office:value="850101.0"/>
          <table:table-cell office:value-type="float" office:value="3132880.0"/>
          <table:table-cell office:value-type="float" office:value="701236.0"/>
          <table:table-cell office:value-type="float" office:value="0.0"/>
          <table:table-cell office:value-type="float" office:value="0.0"/>
          <table:table-cell office:value-type="float" office:value="5.89313"/>
          <table:table-cell office:value-type="float" office:value="5.317"/>
          <table:table-cell office:value-type="float" office:value="0.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4.0"/>
          <table:table-cell office:value-type="float" office:value="4073.0"/>
          <table:table-cell office:value-type="float" office:value="571735.0"/>
          <table:table-cell office:value-type="float" office:value="2237328.0"/>
          <table:table-cell office:value-type="float" office:value="416564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01760.0"/>
          <table:table-cell office:value-type="float" office:value="0.0"/>
          <table:table-cell office:value-type="float" office:value="0.0"/>
          <table:table-cell office:value-type="float" office:value="223.662"/>
          <table:table-cell office:value-type="float" office:value="222.976"/>
          <table:table-cell office:value-type="float" office:value="214.44"/>
          <table:table-cell office:value-type="float" office:value="0.0"/>
          <table:table-cell office:value-type="float" office:value="0.0"/>
          <table:table-cell office:value-type="float" office:value="1116.0"/>
          <table:table-cell office:value-type="float" office:value="467130.0"/>
          <table:table-cell office:value-type="float" office:value="1824436.0"/>
          <table:table-cell office:value-type="float" office:value="850101.0"/>
          <table:table-cell office:value-type="float" office:value="3132881.0"/>
          <table:table-cell office:value-type="float" office:value="704168.0"/>
          <table:table-cell office:value-type="float" office:value="0.0"/>
          <table:table-cell office:value-type="float" office:value="0.0"/>
          <table:table-cell office:value-type="float" office:value="5.65595"/>
          <table:table-cell office:value-type="float" office:value="4.948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00.0"/>
          <table:table-cell office:value-type="float" office:value="571735.0"/>
          <table:table-cell office:value-type="float" office:value="2237329.0"/>
          <table:table-cell office:value-type="float" office:value="415832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38.356"/>
          <table:table-cell office:value-type="float" office:value="137.64"/>
          <table:table-cell office:value-type="float" office:value="129.33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97120.0"/>
          <table:table-cell office:value-type="float" office:value="2004348.0"/>
          <table:table-cell office:value-type="float" office:value="850101.0"/>
          <table:table-cell office:value-type="float" office:value="3132881.0"/>
          <table:table-cell office:value-type="float" office:value="704032.0"/>
          <table:table-cell office:value-type="float" office:value="0.0"/>
          <table:table-cell office:value-type="float" office:value="0.0"/>
          <table:table-cell office:value-type="float" office:value="131.134"/>
          <table:table-cell office:value-type="float" office:value="130.463"/>
          <table:table-cell office:value-type="float" office:value="121.96"/>
          <table:table-cell office:value-type="float" office:value="0.0"/>
          <table:table-cell office:value-type="float" office:value="0.0"/>
          <table:table-cell office:value-type="float" office:value="611.0"/>
          <table:table-cell office:value-type="float" office:value="243589.0"/>
          <table:table-cell office:value-type="float" office:value="1123087.0"/>
          <table:table-cell office:value-type="float" office:value="850101.0"/>
          <table:table-cell office:value-type="float" office:value="3132881.0"/>
          <table:table-cell office:value-type="float" office:value="702688.0"/>
          <table:table-cell office:value-type="float" office:value="0.0"/>
          <table:table-cell office:value-type="float" office:value="0.0"/>
          <table:table-cell office:value-type="float" office:value="6.28745"/>
          <table:table-cell office:value-type="float" office:value="5.671"/>
          <table:table-cell office:value-type="float" office:value="0.9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82.0"/>
          <table:table-cell office:value-type="float" office:value="15702.0"/>
          <table:table-cell office:value-type="float" office:value="571735.0"/>
          <table:table-cell office:value-type="float" office:value="2237329.0"/>
          <table:table-cell office:value-type="float" office:value="416564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76.4575"/>
          <table:table-cell office:value-type="float" office:value="76.02"/>
          <table:table-cell office:value-type="float" office:value="72.77"/>
          <table:table-cell office:value-type="float" office:value="0.0"/>
          <table:table-cell office:value-type="float" office:value="0.0"/>
          <table:table-cell office:value-type="float" office:value="491.0"/>
          <table:table-cell office:value-type="float" office:value="162707.0"/>
          <table:table-cell office:value-type="float" office:value="1093916.0"/>
          <table:table-cell office:value-type="float" office:value="312736.0"/>
          <table:table-cell office:value-type="float" office:value="1102978.0"/>
          <table:table-cell office:value-type="float" office:value="342808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45712.0"/>
          <table:table-cell office:value-type="float" office:value="0.0"/>
          <table:table-cell office:value-type="float" office:value="0.0"/>
          <table:table-cell office:value-type="float" office:value="1.94501"/>
          <table:table-cell office:value-type="float" office:value="1.502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938.0"/>
          <table:table-cell office:value-type="float" office:value="166133.0"/>
          <table:table-cell office:value-type="float" office:value="633506.0"/>
          <table:table-cell office:value-type="float" office:value="199888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67.3962"/>
          <table:table-cell office:value-type="float" office:value="67.002"/>
          <table:table-cell office:value-type="float" office:value="63.62"/>
          <table:table-cell office:value-type="float" office:value="0.0"/>
          <table:table-cell office:value-type="float" office:value="0.0"/>
          <table:table-cell office:value-type="float" office:value="380.0"/>
          <table:table-cell office:value-type="float" office:value="148458.0"/>
          <table:table-cell office:value-type="float" office:value="1031439.0"/>
          <table:table-cell office:value-type="float" office:value="312736.0"/>
          <table:table-cell office:value-type="float" office:value="1102978.0"/>
          <table:table-cell office:value-type="float" office:value="344000.0"/>
          <table:table-cell office:value-type="float" office:value="0.0"/>
          <table:table-cell office:value-type="float" office:value="0.0"/>
          <table:table-cell office:value-type="float" office:value="6.98561"/>
          <table:table-cell office:value-type="float" office:value="6.498"/>
          <table:table-cell office:value-type="float" office:value="3.1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3198.0"/>
          <table:table-cell office:value-type="float" office:value="33174.0"/>
          <table:table-cell office:value-type="float" office:value="312736.0"/>
          <table:table-cell office:value-type="float" office:value="1102978.0"/>
          <table:table-cell office:value-type="float" office:value="345716.0"/>
          <table:table-cell office:value-type="float" office:value="0.0"/>
          <table:table-cell office:value-type="float" office:value="0.0"/>
          <table:table-cell office:value-type="float" office:value="1.91685"/>
          <table:table-cell office:value-type="float" office:value="1.483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812.0"/>
          <table:table-cell office:value-type="float" office:value="166133.0"/>
          <table:table-cell office:value-type="float" office:value="633506.0"/>
          <table:table-cell office:value-type="float" office:value="198844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67.7834"/>
          <table:table-cell office:value-type="float" office:value="67.346"/>
          <table:table-cell office:value-type="float" office:value="63.94"/>
          <table:table-cell office:value-type="float" office:value="0.0"/>
          <table:table-cell office:value-type="float" office:value="0.0"/>
          <table:table-cell office:value-type="float" office:value="380.0"/>
          <table:table-cell office:value-type="float" office:value="141573.0"/>
          <table:table-cell office:value-type="float" office:value="1004450.0"/>
          <table:table-cell office:value-type="float" office:value="312736.0"/>
          <table:table-cell office:value-type="float" office:value="1102978.0"/>
          <table:table-cell office:value-type="float" office:value="345712.0"/>
          <table:table-cell office:value-type="float" office:value="0.0"/>
          <table:table-cell office:value-type="float" office:value="0.0"/>
          <table:table-cell office:value-type="float" office:value="6.35213"/>
          <table:table-cell office:value-type="float" office:value="5.826"/>
          <table:table-cell office:value-type="float" office:value="2.47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196.0"/>
          <table:table-cell office:value-type="float" office:value="28252.0"/>
          <table:table-cell office:value-type="float" office:value="312736.0"/>
          <table:table-cell office:value-type="float" office:value="1102978.0"/>
          <table:table-cell office:value-type="float" office:value="341620.0"/>
          <table:table-cell office:value-type="float" office:value="0.0"/>
          <table:table-cell office:value-type="float" office:value="0.0"/>
          <table:table-cell office:value-type="float" office:value="1.98458"/>
          <table:table-cell office:value-type="float" office:value="1.653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3.0"/>
          <table:table-cell office:value-type="float" office:value="4517.0"/>
          <table:table-cell office:value-type="float" office:value="166133.0"/>
          <table:table-cell office:value-type="float" office:value="633506.0"/>
          <table:table-cell office:value-type="float" office:value="198844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68.472"/>
          <table:table-cell office:value-type="float" office:value="268.048"/>
          <table:table-cell office:value-type="float" office:value="264.69"/>
          <table:table-cell office:value-type="float" office:value="0.0"/>
          <table:table-cell office:value-type="float" office:value="0.0"/>
          <table:table-cell office:value-type="float" office:value="1148.0"/>
          <table:table-cell office:value-type="float" office:value="516048.0"/>
          <table:table-cell office:value-type="float" office:value="2249315.0"/>
          <table:table-cell office:value-type="float" office:value="312736.0"/>
          <table:table-cell office:value-type="float" office:value="1102978.0"/>
          <table:table-cell office:value-type="float" office:value="343600.0"/>
          <table:table-cell office:value-type="float" office:value="0.0"/>
          <table:table-cell office:value-type="float" office:value="0.0"/>
          <table:table-cell office:value-type="float" office:value="4.55171"/>
          <table:table-cell office:value-type="float" office:value="4.036"/>
          <table:table-cell office:value-type="float" office:value="0.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11.0"/>
          <table:table-cell office:value-type="float" office:value="7238.0"/>
          <table:table-cell office:value-type="float" office:value="312736.0"/>
          <table:table-cell office:value-type="float" office:value="1102978.0"/>
          <table:table-cell office:value-type="float" office:value="341620.0"/>
          <table:table-cell office:value-type="float" office:value="0.0"/>
          <table:table-cell office:value-type="float" office:value="0.0"/>
          <table:table-cell office:value-type="float" office:value="1.93255"/>
          <table:table-cell office:value-type="float" office:value="1.49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651.0"/>
          <table:table-cell office:value-type="float" office:value="166133.0"/>
          <table:table-cell office:value-type="float" office:value="633506.0"/>
          <table:table-cell office:value-type="float" office:value="200288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56.1358"/>
          <table:table-cell office:value-type="float" office:value="55.694"/>
          <table:table-cell office:value-type="float" office:value="52.44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112302.0"/>
          <table:table-cell office:value-type="float" office:value="943290.0"/>
          <table:table-cell office:value-type="float" office:value="312736.0"/>
          <table:table-cell office:value-type="float" office:value="1102978.0"/>
          <table:table-cell office:value-type="float" office:value="342148.0"/>
          <table:table-cell office:value-type="float" office:value="0.0"/>
          <table:table-cell office:value-type="float" office:value="0.0"/>
          <table:table-cell office:value-type="float" office:value="33.3483"/>
          <table:table-cell office:value-type="float" office:value="32.876"/>
          <table:table-cell office:value-type="float" office:value="29.45"/>
          <table:table-cell office:value-type="float" office:value="1.0"/>
          <table:table-cell office:value-type="float" office:value="0.0"/>
          <table:table-cell office:value-type="float" office:value="218.0"/>
          <table:table-cell office:value-type="float" office:value="69487.0"/>
          <table:table-cell office:value-type="float" office:value="536459.0"/>
          <table:table-cell office:value-type="float" office:value="312736.0"/>
          <table:table-cell office:value-type="float" office:value="1102978.0"/>
          <table:table-cell office:value-type="float" office:value="345316.0"/>
          <table:table-cell office:value-type="float" office:value="0.0"/>
          <table:table-cell office:value-type="float" office:value="0.0"/>
          <table:table-cell office:value-type="float" office:value="1.90996"/>
          <table:table-cell office:value-type="float" office:value="1.55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736.0"/>
          <table:table-cell office:value-type="float" office:value="166133.0"/>
          <table:table-cell office:value-type="float" office:value="633506.0"/>
          <table:table-cell office:value-type="float" office:value="198848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31.31"/>
          <table:table-cell office:value-type="float" office:value="230.617"/>
          <table:table-cell office:value-type="float" office:value="222.68"/>
          <table:table-cell office:value-type="float" office:value="0.0"/>
          <table:table-cell office:value-type="float" office:value="0.0"/>
          <table:table-cell office:value-type="float" office:value="911.0"/>
          <table:table-cell office:value-type="float" office:value="360424.0"/>
          <table:table-cell office:value-type="float" office:value="3038131.0"/>
          <table:table-cell office:value-type="float" office:value="732605.0"/>
          <table:table-cell office:value-type="float" office:value="2665622.0"/>
          <table:table-cell office:value-type="float" office:value="651300.0"/>
          <table:table-cell office:value-type="float" office:value="0.0"/>
          <table:table-cell office:value-type="float" office:value="0.0"/>
          <table:table-cell office:value-type="float" office:value="128.733"/>
          <table:table-cell office:value-type="float" office:value="128.094"/>
          <table:table-cell office:value-type="float" office:value="120.1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306190.0"/>
          <table:table-cell office:value-type="float" office:value="1105552.0"/>
          <table:table-cell office:value-type="float" office:value="732605.0"/>
          <table:table-cell office:value-type="float" office:value="2665622.0"/>
          <table:table-cell office:value-type="float" office:value="651836.0"/>
          <table:table-cell office:value-type="float" office:value="0.0"/>
          <table:table-cell office:value-type="float" office:value="0.0"/>
          <table:table-cell office:value-type="float" office:value="4.31426"/>
          <table:table-cell office:value-type="float" office:value="3.918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4078.0"/>
          <table:table-cell office:value-type="float" office:value="454375.0"/>
          <table:table-cell office:value-type="float" office:value="1770800.0"/>
          <table:table-cell office:value-type="float" office:value="357496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81.342"/>
          <table:table-cell office:value-type="float" office:value="180.565"/>
          <table:table-cell office:value-type="float" office:value="166.93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180936.0"/>
          <table:table-cell office:value-type="float" office:value="1593891.0"/>
          <table:table-cell office:value-type="float" office:value="732605.0"/>
          <table:table-cell office:value-type="float" office:value="2665621.0"/>
          <table:table-cell office:value-type="float" office:value="651828.0"/>
          <table:table-cell office:value-type="float" office:value="0.0"/>
          <table:table-cell office:value-type="float" office:value="0.0"/>
          <table:table-cell office:value-type="float" office:value="116.921"/>
          <table:table-cell office:value-type="float" office:value="116.277"/>
          <table:table-cell office:value-type="float" office:value="108.38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287891.0"/>
          <table:table-cell office:value-type="float" office:value="1052041.0"/>
          <table:table-cell office:value-type="float" office:value="732605.0"/>
          <table:table-cell office:value-type="float" office:value="2665621.0"/>
          <table:table-cell office:value-type="float" office:value="651836.0"/>
          <table:table-cell office:value-type="float" office:value="0.0"/>
          <table:table-cell office:value-type="float" office:value="0.0"/>
          <table:table-cell office:value-type="float" office:value="4.6042"/>
          <table:table-cell office:value-type="float" office:value="4.227"/>
          <table:table-cell office:value-type="float" office:value="0.7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49.0"/>
          <table:table-cell office:value-type="float" office:value="9897.0"/>
          <table:table-cell office:value-type="float" office:value="454375.0"/>
          <table:table-cell office:value-type="float" office:value="1770799.0"/>
          <table:table-cell office:value-type="float" office:value="360004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30.356"/>
          <table:table-cell office:value-type="float" office:value="129.697"/>
          <table:table-cell office:value-type="float" office:value="122.05"/>
          <table:table-cell office:value-type="float" office:value="0.0"/>
          <table:table-cell office:value-type="float" office:value="0.0"/>
          <table:table-cell office:value-type="float" office:value="478.0"/>
          <table:table-cell office:value-type="float" office:value="170683.0"/>
          <table:table-cell office:value-type="float" office:value="1871619.0"/>
          <table:table-cell office:value-type="float" office:value="732605.0"/>
          <table:table-cell office:value-type="float" office:value="2665621.0"/>
          <table:table-cell office:value-type="float" office:value="649220.0"/>
          <table:table-cell office:value-type="float" office:value="0.0"/>
          <table:table-cell office:value-type="float" office:value="0.0"/>
          <table:table-cell office:value-type="float" office:value="132.239"/>
          <table:table-cell office:value-type="float" office:value="131.609"/>
          <table:table-cell office:value-type="float" office:value="124.17"/>
          <table:table-cell office:value-type="float" office:value="1.0"/>
          <table:table-cell office:value-type="float" office:value="0.0"/>
          <table:table-cell office:value-type="float" office:value="425.0"/>
          <table:table-cell office:value-type="float" office:value="157971.0"/>
          <table:table-cell office:value-type="float" office:value="2352885.0"/>
          <table:table-cell office:value-type="float" office:value="732605.0"/>
          <table:table-cell office:value-type="float" office:value="2665621.0"/>
          <table:table-cell office:value-type="float" office:value="651760.0"/>
          <table:table-cell office:value-type="float" office:value="0.0"/>
          <table:table-cell office:value-type="float" office:value="0.0"/>
          <table:table-cell office:value-type="float" office:value="5.52442"/>
          <table:table-cell office:value-type="float" office:value="4.962"/>
          <table:table-cell office:value-type="float" office:value="1.25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718.0"/>
          <table:table-cell office:value-type="float" office:value="24189.0"/>
          <table:table-cell office:value-type="float" office:value="454375.0"/>
          <table:table-cell office:value-type="float" office:value="1770799.0"/>
          <table:table-cell office:value-type="float" office:value="360664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56164.0"/>
          <table:table-cell office:value-type="float" office:value="0.0"/>
          <table:table-cell office:value-type="float" office:value="0.0"/>
          <table:table-cell office:value-type="float" office:value="34.197"/>
          <table:table-cell office:value-type="float" office:value="33.528"/>
          <table:table-cell office:value-type="float" office:value="26.05"/>
          <table:table-cell office:value-type="float" office:value="1.0"/>
          <table:table-cell office:value-type="float" office:value="0.0"/>
          <table:table-cell office:value-type="float" office:value="57.0"/>
          <table:table-cell office:value-type="float" office:value="14784.0"/>
          <table:table-cell office:value-type="float" office:value="721475.0"/>
          <table:table-cell office:value-type="float" office:value="732605.0"/>
          <table:table-cell office:value-type="float" office:value="2665621.0"/>
          <table:table-cell office:value-type="float" office:value="648336.0"/>
          <table:table-cell office:value-type="float" office:value="0.0"/>
          <table:table-cell office:value-type="float" office:value="0.0"/>
          <table:table-cell office:value-type="float" office:value="4.87658"/>
          <table:table-cell office:value-type="float" office:value="4.519"/>
          <table:table-cell office:value-type="float" office:value="0.8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34.0"/>
          <table:table-cell office:value-type="float" office:value="8551.0"/>
          <table:table-cell office:value-type="float" office:value="454375.0"/>
          <table:table-cell office:value-type="float" office:value="1770799.0"/>
          <table:table-cell office:value-type="float" office:value="357364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10.984"/>
          <table:table-cell office:value-type="float" office:value="110.266"/>
          <table:table-cell office:value-type="float" office:value="102.59"/>
          <table:table-cell office:value-type="float" office:value="0.0"/>
          <table:table-cell office:value-type="float" office:value="0.0"/>
          <table:table-cell office:value-type="float" office:value="444.0"/>
          <table:table-cell office:value-type="float" office:value="176711.0"/>
          <table:table-cell office:value-type="float" office:value="1637005.0"/>
          <table:table-cell office:value-type="float" office:value="732605.0"/>
          <table:table-cell office:value-type="float" office:value="2665623.0"/>
          <table:table-cell office:value-type="float" office:value="651900.0"/>
          <table:table-cell office:value-type="float" office:value="0.0"/>
          <table:table-cell office:value-type="float" office:value="0.0"/>
          <table:table-cell office:value-type="float" office:value="122.52"/>
          <table:table-cell office:value-type="float" office:value="121.855"/>
          <table:table-cell office:value-type="float" office:value="114.46"/>
          <table:table-cell office:value-type="float" office:value="1.0"/>
          <table:table-cell office:value-type="float" office:value="0.0"/>
          <table:table-cell office:value-type="float" office:value="411.0"/>
          <table:table-cell office:value-type="float" office:value="152806.0"/>
          <table:table-cell office:value-type="float" office:value="2054684.0"/>
          <table:table-cell office:value-type="float" office:value="732605.0"/>
          <table:table-cell office:value-type="float" office:value="2665623.0"/>
          <table:table-cell office:value-type="float" office:value="651904.0"/>
          <table:table-cell office:value-type="float" office:value="0.0"/>
          <table:table-cell office:value-type="float" office:value="0.0"/>
          <table:table-cell office:value-type="float" office:value="8.77137"/>
          <table:table-cell office:value-type="float" office:value="8.239"/>
          <table:table-cell office:value-type="float" office:value="4.51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3126.0"/>
          <table:table-cell office:value-type="float" office:value="121170.0"/>
          <table:table-cell office:value-type="float" office:value="454375.0"/>
          <table:table-cell office:value-type="float" office:value="1770801.0"/>
          <table:table-cell office:value-type="float" office:value="360932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83037"/>
          <table:table-cell office:value-type="float" office:value="1.506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0.0"/>
          <table:table-cell office:value-type="float" office:value="5635.0"/>
          <table:table-cell office:value-type="float" office:value="119346.0"/>
          <table:table-cell office:value-type="float" office:value="412143.0"/>
          <table:table-cell office:value-type="float" office:value="195988.0"/>
          <table:table-cell office:value-type="float" office:value="0.0"/>
          <table:table-cell office:value-type="float" office:value="0.0"/>
          <table:table-cell office:value-type="float" office:value="1.61288"/>
          <table:table-cell office:value-type="float" office:value="1.23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780.0"/>
          <table:table-cell office:value-type="float" office:value="119346.0"/>
          <table:table-cell office:value-type="float" office:value="412143.0"/>
          <table:table-cell office:value-type="float" office:value="192740.0"/>
          <table:table-cell office:value-type="float" office:value="0.0"/>
          <table:table-cell office:value-type="float" office:value="0.0"/>
          <table:table-cell office:value-type="float" office:value="0.975849"/>
          <table:table-cell office:value-type="float" office:value="0.62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98.0"/>
          <table:table-cell office:value-type="float" office:value="66633.0"/>
          <table:table-cell office:value-type="float" office:value="241781.0"/>
          <table:table-cell office:value-type="float" office:value="138076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72172"/>
          <table:table-cell office:value-type="float" office:value="3.371"/>
          <table:table-cell office:value-type="float" office:value="2.02"/>
          <table:table-cell office:value-type="float" office:value="1.0"/>
          <table:table-cell office:value-type="float" office:value="0.0"/>
          <table:table-cell office:value-type="float" office:value="27.0"/>
          <table:table-cell office:value-type="float" office:value="5272.0"/>
          <table:table-cell office:value-type="float" office:value="63138.0"/>
          <table:table-cell office:value-type="float" office:value="119346.0"/>
          <table:table-cell office:value-type="float" office:value="412143.0"/>
          <table:table-cell office:value-type="float" office:value="192740.0"/>
          <table:table-cell office:value-type="float" office:value="0.0"/>
          <table:table-cell office:value-type="float" office:value="0.0"/>
          <table:table-cell office:value-type="float" office:value="1.56827"/>
          <table:table-cell office:value-type="float" office:value="1.22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41.0"/>
          <table:table-cell office:value-type="float" office:value="119346.0"/>
          <table:table-cell office:value-type="float" office:value="412143.0"/>
          <table:table-cell office:value-type="float" office:value="195856.0"/>
          <table:table-cell office:value-type="float" office:value="0.0"/>
          <table:table-cell office:value-type="float" office:value="0.0"/>
          <table:table-cell office:value-type="float" office:value="0.957996"/>
          <table:table-cell office:value-type="float" office:value="0.67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89.0"/>
          <table:table-cell office:value-type="float" office:value="66633.0"/>
          <table:table-cell office:value-type="float" office:value="241781.0"/>
          <table:table-cell office:value-type="float" office:value="138072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58416"/>
          <table:table-cell office:value-type="float" office:value="2.139"/>
          <table:table-cell office:value-type="float" office:value="0.87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3848.0"/>
          <table:table-cell office:value-type="float" office:value="26125.0"/>
          <table:table-cell office:value-type="float" office:value="119346.0"/>
          <table:table-cell office:value-type="float" office:value="412143.0"/>
          <table:table-cell office:value-type="float" office:value="194364.0"/>
          <table:table-cell office:value-type="float" office:value="0.0"/>
          <table:table-cell office:value-type="float" office:value="0.0"/>
          <table:table-cell office:value-type="float" office:value="1.68106"/>
          <table:table-cell office:value-type="float" office:value="1.39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8.0"/>
          <table:table-cell office:value-type="float" office:value="119346.0"/>
          <table:table-cell office:value-type="float" office:value="412143.0"/>
          <table:table-cell office:value-type="float" office:value="194508.0"/>
          <table:table-cell office:value-type="float" office:value="0.0"/>
          <table:table-cell office:value-type="float" office:value="0.0"/>
          <table:table-cell office:value-type="float" office:value="1.02143"/>
          <table:table-cell office:value-type="float" office:value="0.65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9.0"/>
          <table:table-cell office:value-type="float" office:value="66633.0"/>
          <table:table-cell office:value-type="float" office:value="241781.0"/>
          <table:table-cell office:value-type="float" office:value="136720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73167"/>
          <table:table-cell office:value-type="float" office:value="1.365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1.0"/>
          <table:table-cell office:value-type="float" office:value="3256.0"/>
          <table:table-cell office:value-type="float" office:value="119346.0"/>
          <table:table-cell office:value-type="float" office:value="412143.0"/>
          <table:table-cell office:value-type="float" office:value="194364.0"/>
          <table:table-cell office:value-type="float" office:value="0.0"/>
          <table:table-cell office:value-type="float" office:value="0.0"/>
          <table:table-cell office:value-type="float" office:value="1.64978"/>
          <table:table-cell office:value-type="float" office:value="1.34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9.0"/>
          <table:table-cell office:value-type="float" office:value="119346.0"/>
          <table:table-cell office:value-type="float" office:value="412143.0"/>
          <table:table-cell office:value-type="float" office:value="194364.0"/>
          <table:table-cell office:value-type="float" office:value="0.0"/>
          <table:table-cell office:value-type="float" office:value="0.0"/>
          <table:table-cell office:value-type="float" office:value="0.973772"/>
          <table:table-cell office:value-type="float" office:value="0.63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9.0"/>
          <table:table-cell office:value-type="float" office:value="66633.0"/>
          <table:table-cell office:value-type="float" office:value="241781.0"/>
          <table:table-cell office:value-type="float" office:value="138988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71241"/>
          <table:table-cell office:value-type="float" office:value="1.351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66.0"/>
          <table:table-cell office:value-type="float" office:value="5062.0"/>
          <table:table-cell office:value-type="float" office:value="119346.0"/>
          <table:table-cell office:value-type="float" office:value="412143.0"/>
          <table:table-cell office:value-type="float" office:value="192740.0"/>
          <table:table-cell office:value-type="float" office:value="0.0"/>
          <table:table-cell office:value-type="float" office:value="0.0"/>
          <table:table-cell office:value-type="float" office:value="1.76618"/>
          <table:table-cell office:value-type="float" office:value="1.40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064.0"/>
          <table:table-cell office:value-type="float" office:value="119346.0"/>
          <table:table-cell office:value-type="float" office:value="412143.0"/>
          <table:table-cell office:value-type="float" office:value="194364.0"/>
          <table:table-cell office:value-type="float" office:value="0.0"/>
          <table:table-cell office:value-type="float" office:value="0.0"/>
          <table:table-cell office:value-type="float" office:value="0.978644"/>
          <table:table-cell office:value-type="float" office:value="0.67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8.0"/>
          <table:table-cell office:value-type="float" office:value="66633.0"/>
          <table:table-cell office:value-type="float" office:value="241781.0"/>
          <table:table-cell office:value-type="float" office:value="138000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SUM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SUM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SUM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